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" svg:font-family="DejaVuSans, 'DejaVu Sans', arial, sans-serif"/>
    <style:font-face style:name="DejaVuSansMono" svg:font-family="DejaVuSansMono, 'DejaVu Sans Mono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Heading_20_1">
      <style:text-properties officeooo:paragraph-rsid="002279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" svg:font-family="DejaVuSans, 'DejaVu Sans', arial, sans-serif"/>
    <style:font-face style:name="DejaVuSansMono" svg:font-family="DejaVuSansMono, 'DejaVu Sans Mono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16:24:56.300153227</meta:creation-date>
    <dc:date>2024-04-25T17:47:43.943254758</dc:date>
    <meta:editing-duration>PT1H19M36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